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fo:font-size="15pt" officeooo:rsid="0017fa48" officeooo:paragraph-rsid="0017fa48" style:font-size-asian="15pt" style:font-size-complex="15pt"/>
    </style:style>
    <style:style style:name="P2" style:family="paragraph" style:parent-style-name="Standard">
      <style:text-properties fo:font-size="16pt" officeooo:rsid="00151f2a" officeooo:paragraph-rsid="00151f2a" style:font-size-asian="16pt" style:font-size-complex="16pt"/>
    </style:style>
    <style:style style:name="P3" style:family="paragraph" style:parent-style-name="Standard">
      <style:text-properties fo:font-size="16pt" officeooo:rsid="0018832b" officeooo:paragraph-rsid="0018832b" style:font-size-asian="16pt" style:font-size-complex="16pt"/>
    </style:style>
    <style:style style:name="P4" style:family="paragraph" style:parent-style-name="Standard">
      <style:text-properties fo:font-size="16pt" officeooo:rsid="0018832b" officeooo:paragraph-rsid="00195103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53f1d" officeooo:paragraph-rsid="00153f1d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6a83b" officeooo:paragraph-rsid="0016a83b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7fa48" officeooo:paragraph-rsid="0017fa48" style:font-size-asian="16pt" style:font-size-complex="16pt"/>
    </style:style>
    <style:style style:name="P8" style:family="paragraph" style:parent-style-name="Standard">
      <style:text-properties fo:font-size="16pt" officeooo:rsid="001b8943" officeooo:paragraph-rsid="001b894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49f9" officeooo:paragraph-rsid="001349f9" style:font-size-asian="16pt" style:font-weight-asian="bold" style:font-size-complex="16pt" style:font-weight-complex="bold"/>
    </style:style>
    <style:style style:name="P10" style:family="paragraph" style:parent-style-name="Table_20_Contents">
      <style:text-properties fo:font-size="16pt" officeooo:rsid="00151f2a" officeooo:paragraph-rsid="00151f2a" style:font-size-asian="16pt" style:font-size-complex="16pt"/>
    </style:style>
    <style:style style:name="P11" style:family="paragraph" style:parent-style-name="Table_20_Contents">
      <style:text-properties fo:font-size="16pt" officeooo:rsid="00153f1d" officeooo:paragraph-rsid="00153f1d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fo:font-weight="bold" officeooo:rsid="00151f2a" officeooo:paragraph-rsid="00151f2a" style:font-size-asian="16pt" style:font-weight-asian="bold" style:font-size-complex="16pt" style:font-weight-complex="bold"/>
    </style:style>
    <style:style style:name="P13" style:family="paragraph" style:parent-style-name="Standard" style:list-style-name="List_20_1">
      <style:text-properties fo:font-size="16pt" officeooo:rsid="001349f9" officeooo:paragraph-rsid="001349f9" style:font-size-asian="16pt" style:font-size-complex="16pt"/>
    </style:style>
    <style:style style:name="P14" style:family="paragraph" style:parent-style-name="Standard" style:list-style-name="List_20_1">
      <style:text-properties fo:font-size="16pt" officeooo:rsid="00151f2a" officeooo:paragraph-rsid="00151f2a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17fa48" officeooo:paragraph-rsid="001d3160" style:font-size-asian="16pt" style:font-size-complex="16pt"/>
    </style:style>
    <style:style style:name="P16" style:family="paragraph" style:parent-style-name="Standard">
      <style:paragraph-properties fo:line-height="100%" fo:text-align="start" style:justify-single-word="false"/>
      <style:text-properties fo:font-size="16pt" officeooo:rsid="0017fa48" officeooo:paragraph-rsid="0017fa48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6a83b" officeooo:paragraph-rsid="0016a83b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6pt" officeooo:rsid="0016a83b" officeooo:paragraph-rsid="0016a83b" style:font-size-asian="16pt" style:font-size-complex="16pt"/>
    </style:style>
    <style:style style:name="P19" style:family="paragraph" style:parent-style-name="Standard">
      <style:text-properties fo:font-size="16pt" officeooo:rsid="0018832b" officeooo:paragraph-rsid="00195103" style:font-size-asian="16pt" style:font-size-complex="16pt"/>
    </style:style>
    <style:style style:name="P20" style:family="paragraph" style:parent-style-name="Standard">
      <style:text-properties fo:font-size="16pt" officeooo:rsid="0018832b" officeooo:paragraph-rsid="0018832b" style:font-size-asian="16pt" style:font-size-complex="16pt"/>
    </style:style>
    <style:style style:name="P21" style:family="paragraph" style:parent-style-name="Standard">
      <style:text-properties fo:font-size="16pt" officeooo:rsid="0018832b" officeooo:paragraph-rsid="00205390" style:font-size-asian="16pt" style:font-size-complex="16pt"/>
    </style:style>
    <style:style style:name="P22" style:family="paragraph" style:parent-style-name="Standard">
      <style:text-properties fo:font-size="16pt" officeooo:rsid="001d6d1c" officeooo:paragraph-rsid="001d6d1c" style:font-size-asian="16pt" style:font-size-complex="16pt"/>
    </style:style>
    <style:style style:name="P23" style:family="paragraph" style:parent-style-name="Standard">
      <style:text-properties fo:font-size="16pt" officeooo:rsid="001b8943" officeooo:paragraph-rsid="001b8943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font-size="16pt" officeooo:rsid="00153f1d" officeooo:paragraph-rsid="00153f1d" style:font-size-asian="16pt" style:font-size-complex="16pt"/>
    </style:style>
    <style:style style:name="P25" style:family="paragraph" style:parent-style-name="Standard">
      <style:text-properties fo:font-size="16pt" fo:font-weight="bold" officeooo:rsid="00151f2a" officeooo:paragraph-rsid="00151f2a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18832b" officeooo:paragraph-rsid="0018832b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bold" officeooo:rsid="0018832b" officeooo:paragraph-rsid="00195103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fo:font-weight="bold" officeooo:rsid="0018832b" officeooo:paragraph-rsid="00205390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rsid="001b8943" officeooo:paragraph-rsid="001b8943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fo:font-weight="bold" officeooo:rsid="00153f1d" officeooo:paragraph-rsid="00153f1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fo:font-weight="bold" officeooo:rsid="0016a83b" officeooo:paragraph-rsid="0016a83b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font-weight="bold" officeooo:rsid="0017fa48" officeooo:paragraph-rsid="0017fa48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rsid="001d6d1c" officeooo:paragraph-rsid="001d6d1c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21c0a2" officeooo:paragraph-rsid="0021c0a2" style:font-size-asian="16pt" style:font-weight-asian="bold" style:font-size-complex="16pt" style:font-weight-complex="bold"/>
    </style:style>
    <style:style style:name="T1" style:family="text">
      <style:text-properties officeooo:rsid="0016a83b"/>
    </style:style>
    <style:style style:name="T2" style:family="text">
      <style:text-properties officeooo:rsid="0017fa48"/>
    </style:style>
    <style:style style:name="T3" style:family="text">
      <style:text-properties officeooo:rsid="0018832b"/>
    </style:style>
    <style:style style:name="T4" style:family="text">
      <style:text-properties officeooo:rsid="00195103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d6d1c"/>
    </style:style>
    <style:style style:name="T9" style:family="text">
      <style:text-properties officeooo:rsid="001f50da"/>
    </style:style>
    <style:style style:name="T10" style:family="text">
      <style:text-properties officeooo:rsid="002053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ker</text:p>
      <text:list xml:id="list3783318680" text:style-name="List_20_1">
        <text:list-item>
          <text:p text:style-name="P13">Docker is a set of platform as a service product that use OS-level virtualization to deliver software in packages called containers.</text:p>
        </text:list-item>
        <text:list-item>
          <text:p text:style-name="P13">It is designed in order to make the process Create, Deploy and Run application using “containers” easily.</text:p>
        </text:list-item>
      </text:list>
      <text:p text:style-name="P2"/>
      <text:p text:style-name="P25">Why we use Docker:</text:p>
      <text:list xml:id="list95932054627792" text:continue-numbering="true" text:style-name="List_20_1">
        <text:list-item>
          <text:p text:style-name="P14">Sometimes, the application will work properly in developers machine but when developer try to move to production environment it will not work due to dependencies problem, software configuration problem etc.</text:p>
        </text:list-item>
        <text:list-item>
          <text:p text:style-name="P14">To overcome this problem we use Docker.</text:p>
        </text:list-item>
      </text:list>
      <text:p text:style-name="P2"/>
      <text:p text:style-name="P25">Difference between Docker and VM:</text:p>
      <table:table table:name="Table1" table:style-name="Table1">
        <table:table-column table:style-name="Table1.A"/>
        <table:table-column table:style-name="Table1.B"/>
        <table:table-row table:style-name="TableLine3022153176992">
          <table:table-cell table:style-name="Table1.A1" office:value-type="string">
            <text:p text:style-name="P12">Docker </text:p>
          </table:table-cell>
          <table:table-cell table:style-name="Table1.A1" office:value-type="string">
            <text:p text:style-name="P12">VM</text:p>
          </table:table-cell>
        </table:table-row>
        <table:table-row table:style-name="TableLine3022153169648">
          <table:table-cell table:style-name="Table1.A1" office:value-type="string">
            <text:p text:style-name="P10">For different layers of application different containers are used.</text:p>
          </table:table-cell>
          <table:table-cell table:style-name="Table1.A1" office:value-type="string">
            <text:p text:style-name="P10">For different layers of application different virtual machines are used.</text:p>
          </table:table-cell>
        </table:table-row>
        <table:table-row table:style-name="TableLine3022153176176">
          <table:table-cell table:style-name="Table1.A1" office:value-type="string">
            <text:p text:style-name="P10">All containers shares the single host OS.</text:p>
          </table:table-cell>
          <table:table-cell table:style-name="Table1.A1" office:value-type="string">
            <text:p text:style-name="P10">Each VM will have its own guest OS. </text:p>
          </table:table-cell>
        </table:table-row>
        <table:table-row table:style-name="TableLine3022153162032">
          <table:table-cell table:style-name="Table1.A1" office:value-type="string">
            <text:p text:style-name="P10">Use of single OS will make the process faster.</text:p>
          </table:table-cell>
          <table:table-cell table:style-name="Table1.A1" office:value-type="string">
            <text:p text:style-name="P10">Use of multiple OS will result in slowing the process. </text:p>
          </table:table-cell>
        </table:table-row>
        <table:table-row table:style-name="TableLine3022153177264">
          <table:table-cell table:style-name="Table1.A1" office:value-type="string">
            <text:p text:style-name="P11">No waste of money and resources. </text:p>
          </table:table-cell>
          <table:table-cell table:style-name="Table1.A1" office:value-type="string">
            <text:p text:style-name="P11">Waste of money and resources.</text:p>
          </table:table-cell>
        </table:table-row>
      </table:table>
      <text:p text:style-name="P2"/>
      <text:p text:style-name="P2"/>
      <text:p text:style-name="P26">Commands:</text:p>
      <text:p text:style-name="P3"/>
      <text:p text:style-name="P26">docker images</text:p>
      <text:p text:style-name="P3">- List all images.</text:p>
      <text:p text:style-name="P3"/>
      <text:p text:style-name="P27">docker image <text:span text:style-name="T4">ls</text:span></text:p>
      <text:p text:style-name="P4">- List all images.</text:p>
      <text:p text:style-name="P3"/>
      <text:p text:style-name="P27">docker <text:span text:style-name="T4"><text:s/>ps</text:span></text:p>
      <text:p text:style-name="P4">- List all <text:span text:style-name="T4">running containers.</text:span></text:p>
      <text:p text:style-name="P4"/>
      <text:p text:style-name="P28">docker <text:span text:style-name="T4"><text:s/></text:span><text:span text:style-name="T10">container l</text:span><text:span text:style-name="T4">s -</text:span><text:span text:style-name="T10">a</text:span></text:p>
      <text:p text:style-name="P21">- List all <text:span text:style-name="T10">stopped and </text:span><text:span text:style-name="T4">running containers.</text:span></text:p>
      <text:p text:style-name="P27"/>
      <text:p text:style-name="P27">docker <text:span text:style-name="T4"><text:s/>ps -q</text:span></text:p>
      <text:p text:style-name="P4">- List all <text:span text:style-name="T4">running containers ID.</text:span></text:p>
      <text:p text:style-name="P4"><text:soft-page-break/></text:p>
      <text:p text:style-name="P27">docker<text:span text:style-name="T4"> ps -l -q</text:span></text:p>
      <text:p text:style-name="P4">- <text:span text:style-name="T4">Displays latest</text:span> <text:span text:style-name="T4">running container ID.</text:span></text:p>
      <text:p text:style-name="P4"/>
      <text:p text:style-name="P27">docker<text:span text:style-name="T4"> ps -a</text:span></text:p>
      <text:p text:style-name="P4">- List all <text:span text:style-name="T4">containers.</text:span></text:p>
      <text:p text:style-name="P4"/>
      <text:p text:style-name="P33">docker container rm container_name/id</text:p>
      <text:p text:style-name="P22">- To remove a container.</text:p>
      <text:p text:style-name="P22"/>
      <text:p text:style-name="P33">docker container rmi image_name/id</text:p>
      <text:p text:style-name="P22">- To remove a image.</text:p>
      <text:p text:style-name="P22"/>
      <text:p text:style-name="P33">docker container stop container_name/id</text:p>
      <text:p text:style-name="P22">- To stop a container.</text:p>
      <text:p text:style-name="P3">.</text:p>
      <text:p text:style-name="P26">docker pull “image name”</text:p>
      <text:p text:style-name="P3">- To pull images from docker hub repository.</text:p>
      <text:p text:style-name="P3"/>
      <text:p text:style-name="P33">docker container create container_name</text:p>
      <text:p text:style-name="P22">- To create <text:span text:style-name="T9">a</text:span> container.</text:p>
      <text:p text:style-name="P3"/>
      <text:p text:style-name="P29">docker start container_name</text:p>
      <text:p text:style-name="P8">- To start a container</text:p>
      <text:p text:style-name="P3"/>
      <text:p text:style-name="P26">docker commit <text:span text:style-name="T9">container</text:span>_name “<text:span text:style-name="T9">I</text:span>mage_name”</text:p>
      <text:p text:style-name="P3">- Allows user to take a running container and save its current state as an image.</text:p>
      <text:p text:style-name="P3"/>
      <text:p text:style-name="P26">docker run -d -it –name “container name” image_name</text:p>
      <text:p text:style-name="P3">- To run a image and create a container in detach mode.</text:p>
      <text:p text:style-name="P3"/>
      <text:p text:style-name="P26">docker build -t ‘image name” .</text:p>
      <text:p text:style-name="P3">- To build an image.</text:p>
      <text:p text:style-name="P3"/>
      <text:p text:style-name="P26">docker exec -it container_name/id bash</text:p>
      <text:p text:style-name="P2">- <text:span text:style-name="T3">To open a running container bash.</text:span></text:p>
      <text:p text:style-name="P8"><text:span text:style-name="T7">docker container inspect “container_name”</text:span></text:p>
      <text:p text:style-name="P8">- To display information about container.</text:p>
      <text:p text:style-name="P24"><text:soft-page-break/><text:span text:style-name="T6">GIT</text:span></text:p>
      <text:p text:style-name="P5"/>
      <text:p text:style-name="P30">git config -global user.name “name”</text:p>
      <text:p text:style-name="P5">- Command to set name to use with commits.</text:p>
      <text:p text:style-name="P5"/>
      <text:p text:style-name="P30">git config -global user.email “email address”</text:p>
      <text:p text:style-name="P5">- Command to set email address to use with commits.</text:p>
      <text:p text:style-name="P5"/>
      <text:p text:style-name="P30">git init</text:p>
      <text:p text:style-name="P5">- Creates a empty local repository.</text:p>
      <text:p text:style-name="P5"/>
      <text:p text:style-name="P30">git clone “url”</text:p>
      <text:p text:style-name="P5">- To clone a remote repository.</text:p>
      <text:p text:style-name="P5"/>
      <text:p text:style-name="P30">git add “file name”</text:p>
      <text:p text:style-name="P5">- <text:s/>To stage a file.</text:p>
      <text:p text:style-name="P5"/>
      <text:p text:style-name="P30">git add .</text:p>
      <text:p text:style-name="P5">- To stage multiple files.</text:p>
      <text:p text:style-name="P5"/>
      <text:p text:style-name="P30"><text:span text:style-name="T1">g</text:span>it commit -m “message”</text:p>
      <text:p text:style-name="P5">- To commit staged files.</text:p>
      <text:p text:style-name="P5"/>
      <text:p text:style-name="P30"><text:span text:style-name="T1">g</text:span>it status</text:p>
      <text:p text:style-name="P5">- Displays files that has to be commi<text:span text:style-name="T8">t</text:span>ted.</text:p>
      <text:p text:style-name="P5"/>
      <text:p text:style-name="P30"><text:span text:style-name="T1">g</text:span>it <text:span text:style-name="T1">push “variable name” master</text:span></text:p>
      <text:p text:style-name="P5">- <text:span text:style-name="T1">To push files to master branch of remote repository.</text:span></text:p>
      <text:p text:style-name="P5"/>
      <text:p text:style-name="P31">git pull</text:p>
      <text:p text:style-name="P6">- It pull files from remote repository to local repository.</text:p>
      <text:p text:style-name="P6"/>
      <text:p text:style-name="P31">git branch “branch name”</text:p>
      <text:p text:style-name="P6">- Creates a new branch</text:p>
      <text:p text:style-name="P6"/>
      <text:p text:style-name="P31">git checkout “branch name”</text:p>
      <text:p text:style-name="P6">- To move to another branch.</text:p>
      <text:p text:style-name="P6"/>
      <text:p text:style-name="P31"/>
      <text:p text:style-name="P31"><text:soft-page-break/>git checkout -b “branch name”</text:p>
      <text:p text:style-name="P6">- To create new branch and move to it.</text:p>
      <text:p text:style-name="P6"/>
      <text:p text:style-name="P31">git merge “branch name”</text:p>
      <text:p text:style-name="P6">- <text:s/>merg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8"><text:span text:style-name="T6">Ansible</text:span></text:p>
      <text:p text:style-name="P6"/>
      <text:p text:style-name="P31">sudo apt install ansible</text:p>
      <text:p text:style-name="P6">- To install ansible</text:p>
      <text:p text:style-name="P6"/>
      <text:p text:style-name="P32">sudo apt install software-properties-common</text:p>
      <text:p text:style-name="P6"/>
      <text:p text:style-name="P31">s<text:span text:style-name="T2">udo add-apt-repository –yes –update ppa:ansible/ansible</text:span></text:p>
      <text:p text:style-name="P6"/>
      <text:p text:style-name="P32">ssh-keygen</text:p>
      <text:p text:style-name="P7">- To generate key</text:p>
      <text:p text:style-name="P7"/>
      <text:p text:style-name="P1"><text:span text:style-name="T5">ssh-copy-id </text:span><text:a xlink:type="simple" xlink:href="mailto:username@ipaddress" text:style-name="Internet_20_link" text:visited-style-name="Visited_20_Internet_20_Link"><text:span text:style-name="T5">username@ipaddress</text:span></text:a></text:p>
      <text:p text:style-name="P7">- To connect to node VM</text:p>
      <text:p text:style-name="P7"/>
      <text:p text:style-name="P7"/>
      <text:p text:style-name="P32">Playbooks:</text:p>
      <text:p text:style-name="P32"/>
      <text:p text:style-name="P34">Install apache and update packages</text:p>
      <text:p text:style-name="P34">*******************************</text:p>
      <text:p text:style-name="P7">---</text:p>
      <text:p text:style-name="P7">- name: install httpd packages and update sample webpage and start service</text:p>
      <text:p text:style-name="P7"><text:s text:c="2"/>hosts: all</text:p>
      <text:p text:style-name="P7"><text:s text:c="2"/>become: yes # root user going to excute</text:p>
      <text:p text:style-name="P7"><text:s text:c="2"/>tasks:</text:p>
      <text:p text:style-name="P7"><text:s text:c="4"/>- name: Update all packages to their latest version</text:p>
      <text:p text:style-name="P7"><text:s text:c="6"/>apt:</text:p>
      <text:p text:style-name="P15"><text:s text:c="8"/>name: "*"</text:p>
      <text:p text:style-name="P15"><text:s text:c="8"/>state: latest</text:p>
      <text:p text:style-name="P7"><text:s text:c="4"/>- name: Install apache2 httpd <text:s/>(state=present is optional)</text:p>
      <text:p text:style-name="P7"><text:s text:c="6"/>apt:</text:p>
      <text:p text:style-name="P7"><text:s text:c="8"/>name: apache2</text:p>
      <text:p text:style-name="P15"><text:s text:c="9"/>state: present</text:p>
      <text:p text:style-name="P15"><text:s text:c="4"/>- name: Copy index test page</text:p>
      <text:p text:style-name="P16"><text:s text:c="6"/>copy:</text:p>
      <text:p text:style-name="P16"><text:s text:c="8"/>src: "index.html"</text:p>
      <text:p text:style-name="P16"><text:s text:c="8"/>dest: "/var/www/index.html"</text:p>
      <text:p text:style-name="P16"><text:soft-page-break/><text:s text:c="8"/>force: yes</text:p>
      <text:p text:style-name="P16"/>
      <text:p text:style-name="P16"><text:s text:c="4"/>- name: Restart Apache</text:p>
      <text:p text:style-name="P16"><text:s text:c="6"/>service:</text:p>
      <text:p text:style-name="P16"><text:s text:c="8"/>name: apache2</text:p>
      <text:p text:style-name="P16"><text:s text:c="8"/>state: restarted</text:p>
      <text:p text:style-name="P16"/>
      <text:p text:style-name="P32">Git Install:</text:p>
      <text:p text:style-name="P32">*********</text:p>
      <text:p text:style-name="P7">---</text:p>
      <text:p text:style-name="P7">- name: Install git on all nodes</text:p>
      <text:p text:style-name="P7"><text:s text:c="2"/>hosts: all</text:p>
      <text:p text:style-name="P7"><text:s text:c="2"/>become: yes</text:p>
      <text:p text:style-name="P7"><text:s text:c="2"/>tasks:</text:p>
      <text:p text:style-name="P7"><text:s text:c="4"/>- name: Install Git</text:p>
      <text:p text:style-name="P7"><text:s text:c="6"/>apt:</text:p>
      <text:p text:style-name="P7"><text:s text:c="7"/>name: git</text:p>
      <text:p text:style-name="P7"><text:s text:c="7"/>state: present</text:p>
      <text:p text:style-name="P7"><text:s text:c="7"/>update_cache: yes</text:p>
      <text:p text:style-name="P6"/>
      <text:p text:style-name="P31">To Create Multiple Users in a Node VM using Loop:</text:p>
      <text:p text:style-name="P31">*********************************************</text:p>
      <text:p text:style-name="P6">---</text:p>
      <text:p text:style-name="P6">- name: learn loop inside playbook</text:p>
      <text:p text:style-name="P6"><text:s text:c="2"/>hosts: all</text:p>
      <text:p text:style-name="P6"><text:s text:c="2"/>become: yes</text:p>
      <text:p text:style-name="P6"><text:s text:c="2"/>tasks:</text:p>
      <text:p text:style-name="P6"><text:s text:c="4"/>- name: Add several users on nodes</text:p>
      <text:p text:style-name="P6"><text:s text:c="6"/>ansible.builtin.user:</text:p>
      <text:p text:style-name="P6"><text:s text:c="8"/>name: "{{ item }}"</text:p>
      <text:p text:style-name="P6"><text:s text:c="8"/>state: present</text:p>
      <text:p text:style-name="P6"><text:s text:c="6"/>loop:</text:p>
      <text:p text:style-name="P6"><text:s text:c="8"/>- testuser1</text:p>
      <text:p text:style-name="P6"><text:s text:c="8"/>- testuser2</text:p>
      <text:p text:style-name="P6"><text:s text:c="8"/>- nighp</text:p>
      <text:p text:style-name="P6"><text:s text:c="8"/>- foo</text:p>
      <text:p text:style-name="P6"/>
      <text:p text:style-name="P6"/>
      <text:p text:style-name="P6"/>
      <text:p text:style-name="P31"><text:soft-page-break/>Declaring and Initializing a Variable:</text:p>
      <text:p text:style-name="P31">********************************</text:p>
      <text:p text:style-name="P6">---</text:p>
      <text:p text:style-name="P6">- name: learn varibale declation and usage inside playbook</text:p>
      <text:p text:style-name="P6"/>
      <text:p text:style-name="P6"><text:s text:c="2"/>hosts: all</text:p>
      <text:p text:style-name="P6"><text:s text:c="2"/>become: yes</text:p>
      <text:p text:style-name="P6"><text:s text:c="2"/>vars:</text:p>
      <text:p text:style-name="P6"><text:s text:c="4"/>package: apache2</text:p>
      <text:p text:style-name="P6"><text:s text:c="4"/>user_allowed: true</text:p>
      <text:p text:style-name="P6"><text:s text:c="2"/>tasks:</text:p>
      <text:p text:style-name="P6"><text:s text:c="4"/>- name: We are un<text:span text:style-name="T8">in</text:span>stall<text:span text:style-name="T8">ing</text:span> {{package}}</text:p>
      <text:p text:style-name="P6"><text:s text:c="6"/>apt:</text:p>
      <text:p text:style-name="P6"><text:s text:c="8"/>name: { { package } }</text:p>
      <text:p text:style-name="P6"><text:s text:c="8"/>state: absent</text:p>
      <text:p text:style-name="P6"><text:s text:c="4"/>- name: should not present {{package}}</text:p>
      <text:p text:style-name="P6"><text:s text:c="6"/>service:</text:p>
      <text:p text:style-name="P6"><text:s text:c="8"/>name: apache2</text:p>
      <text:p text:style-name="P6"><text:s text:c="8"/>state: stopped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09:58:52.162000000</dc:date>
    <meta:editing-duration>PT26M34S</meta:editing-duration>
    <meta:editing-cycles>9</meta:editing-cycles>
    <meta:generator>LibreOffice/7.1.7.2$Windows_X86_64 LibreOffice_project/c6a4e3954236145e2acb0b65f68614365aeee33f</meta:generator>
    <meta:document-statistic meta:table-count="1" meta:image-count="0" meta:object-count="0" meta:page-count="7" meta:paragraph-count="164" meta:word-count="729" meta:character-count="4639" meta:non-whitespace-character-count="3774"/>
  </office:meta>
</office:document-meta>
</file>